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Attribute.R4Attribute( String name , Object value , boolean is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4Attribute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